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ffef1"/>
    </style:style>
    <style:style style:name="P2" style:family="paragraph" style:parent-style-name="Standard">
      <style:text-properties officeooo:rsid="000ffef1" officeooo:paragraph-rsid="000ffef1"/>
    </style:style>
    <style:style style:name="P3" style:family="paragraph" style:parent-style-name="Standard">
      <style:text-properties officeooo:rsid="00118519" officeooo:paragraph-rsid="00118519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ffef1" style:font-size-asian="10pt" style:font-style-asian="normal" style:font-weight-asian="normal" style:text-emphasize="non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r Erwartungswert über den Gewichten für jeweils eine Futterklasse errechnet sich dadurch, dass wir für die Wahrscheinlichkeit, dass ein bestimmtes Ge</text:span><text:span text:style-name="T2">wicht auftritt als gleichverteilt betrachten, also für die Futterklasse 0 (mit 10 Werten) ist Pr=1/10 und daher ergibt sich für den Erwartungswert:</text:span></text:p>
      <text:p text:style-name="P2"><text:span text:style-name="T1"/></text:p>
      <text:p text:style-name="P2"><text:span text:style-name="T1"/></text:p>
      <text:p text:style-name="P2"><text:span text:style-name="T1">E(X)= 1/10*x1 + 1/10*x2 + … + 1/10*x10 mit x(i) = Gewicht von Huhn mit ID(i), I = 1..10</text:span></text:p>
      <text:p text:style-name="P2"><text:span text:style-name="T1"/></text:p>
      <text:p text:style-name="P2"><text:span text:style-name="T1">Es ergeben sich für alle Futterklassen folgende Erwartungswerte:</text:span></text:p>
      <text:p text:style-name="P1"><text:span text:style-name="T2"/></text:p>
      <text:p text:style-name="P1"><draw:frame draw:style-name="fr1" draw:name="Object1" text:anchor-type="paragraph" svg:x="0.0811in" svg:y="0in" svg:width="1.0181in" svg:height="1.2453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"/></text:p>
      <text:p text:style-name="P1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3">Varianz:</text:p>
      <text:p text:style-name="P3">Var(X) = SUM( (x-E(X))² P(X=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6:44:17.276507574</meta:creation-date>
    <dc:date>2015-11-13T20:23:16.225638132</dc:date>
    <meta:editing-duration>PT2H38M38S</meta:editing-duration>
    <meta:editing-cycles>1</meta:editing-cycles>
    <meta:document-statistic meta:table-count="0" meta:image-count="0" meta:object-count="1" meta:page-count="1" meta:paragraph-count="5" meta:word-count="76" meta:character-count="487" meta:non-whitespace-character-count="417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39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hickwts_testing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Futter</text:p>
          </table:table-cell>
          <table:table-cell office:value-type="string" calcext:value-type="string">
            <text:p>E(X)</text:p>
          </table:table-cell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60.2" calcext:value-type="float">
            <text:p>160.2</text:p>
          </table:table-cell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18.7" calcext:value-type="float">
            <text:p>218.7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246.4" calcext:value-type="float">
            <text:p>246.4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328.9" calcext:value-type="float">
            <text:p>328.9</text:p>
          </table:table-cell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76.9" calcext:value-type="float">
            <text:p>276.9</text:p>
          </table:table-cell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323.6" calcext:value-type="float">
            <text:p>323.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16:52:11.586015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